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3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7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style-name="ce22"/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1" table:default-cell-style-name="ce111"/>
        <table:table-column table:style-name="co22" table:default-cell-style-name="ce111"/>
        <table:table-column table:style-name="co18" table:default-cell-style-name="ce111"/>
        <table:table-column table:style-name="co23" table:number-columns-repeated="45" table:default-cell-style-name="ce111"/>
        <table:table-row table:style-name="ro3">
          <table:table-cell table:number-columns-repeated="64"/>
        </table:table-row>
        <table:table-row table:style-name="ro5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6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3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maths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table-cell table:style-name="maths" office:value-type="string" calcext:value-type="string" table:number-columns-spanned="1" table:number-rows-spanned="3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number-columns-repeated="4" table:style-name="ce134"/>
          <table:covered-table-cell table:style-name="ce136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3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3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3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1:38:14.796211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18T11:51:02.092060191</dc:date>
    <meta:editing-cycles>219</meta:editing-cycles>
    <meta:editing-duration>PT16H14M7S</meta:editing-duration>
    <meta:document-statistic meta:table-count="32" meta:cell-count="1555" meta:object-count="0"/>
  </office:meta>
</office:document-meta>
</file>